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DejaVu Sans Mono" fo:font-size="9pt" style:font-size-asian="9pt" style:font-size-complex="9pt"/>
    </style:style>
    <style:style style:name="P2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DejaVu Sans Mono" fo:font-size="9pt" style:font-size-asian="9pt" style:font-size-complex="9pt"/>
    </style:style>
    <style:style style:name="P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DejaVu Sans Mono" fo:font-size="9pt" style:font-size-asian="9pt" style:font-size-complex="9pt"/>
    </style:style>
    <style:style style:name="P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DejaVu Sans Mono" fo:font-size="9pt" officeooo:paragraph-rsid="000ddfb6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dfb6"/>
    </style:style>
    <style:style style:name="T3" style:family="text">
      <style:text-properties officeooo:rsid="000f5d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IES/C-PIES Telemetry Log-sheet</text:span></text:p>
      <text:p text:style-name="P3"/>
      <text:p text:style-name="P3">Project name:___________________ <text:s text:c="10"/>Site name:___________________</text:p>
      <text:p text:style-name="P3"/>
      <text:p text:style-name="P3">Instrument type:________________ <text:s text:c="11"/>Operator:___________________</text:p>
      <text:p text:style-name="P3"/>
      <text:p text:style-name="P3">TELEM command:__________________ <text:s/>Telem program name:___________________</text:p>
      <text:p text:style-name="P3"/>
      <text:p text:style-name="P3">Site depth (m):_________________ <text:s/>Expected tau (depth/750):_____________</text:p>
      <text:p text:style-name="P3"/>
      <text:p text:style-name="P3">Telemetry date (GMT):_________________ <text:s text:c="2"/>Telemetry Yearday:_____________</text:p>
      <text:p text:style-name="P3"/>
      <text:p text:style-name="P3">Deployment date (GMT):________________ <text:s/>Deployment Yearday:_____________</text:p>
      <text:p text:style-name="P3"/>
      <text:p text:style-name="P3"/>
      <text:p text:style-name="P4">CTD <text:span text:style-name="T3">Station</text:span> <text:span text:style-name="T3">#</text:span>:_______________<text:span text:style-name="T2">Deck Unit Type:___________</text:span>S/N:_____________</text:p>
      <text:p text:style-name="P3"/>
      <text:p text:style-name="P3">Arrival hour/minute at site (GMT):______________________________________</text:p>
      <text:p text:style-name="P3"/>
      <text:p text:style-name="P3">At start of telemetry – <text:s/>Latitude:______________________________________</text:p>
      <text:p text:style-name="P3"/>
      <text:p text:style-name="P3">At start of telemetry – Longitude:______________________________________</text:p>
      <text:p text:style-name="P3"/>
      <text:p text:style-name="P3">CLEAR <text:s/>command sent at time (GMT):______________________________________</text:p>
      <text:p text:style-name="P3"/>
      <text:p text:style-name="P3">Two ping reply received (y/n)?___________________</text:p>
      <text:p text:style-name="P3"/>
      <text:p text:style-name="P3">TELEM command sent at time (GMT) :______________________________________</text:p>
      <text:p text:style-name="P3"/>
      <text:p text:style-name="P3">First data received (GMT):______________________________________________</text:p>
      <text:p text:style-name="P3"/>
      <text:p text:style-name="P3">Clear command sent to end telemetry before end of record (y/n)?_________</text:p>
      <text:p text:style-name="P3"/>
      <text:p text:style-name="P3">Reason:</text:p>
      <text:p text:style-name="P3"/>
      <text:p text:style-name="P3"/>
      <text:p text:style-name="P3"/>
      <text:p text:style-name="P3"/>
      <text:p text:style-name="P3"/>
      <text:p text:style-name="P3"/>
      <text:p text:style-name="P3">Second TELEM command sent (y/n)?___________________</text:p>
      <text:p text:style-name="P3"/>
      <text:p text:style-name="P3">Second TELEM command sent at time (GMT):________________________________</text:p>
      <text:p text:style-name="P3"/>
      <text:p text:style-name="P3">First data received (GMT):______________________________________________</text:p>
      <text:p text:style-name="P3"/>
      <text:p text:style-name="P3">Last data received (GMT):_______________________________________________</text:p>
      <text:p text:style-name="P3"/>
      <text:p text:style-name="P3">Final Yearday received:_________________________________________________</text:p>
      <text:p text:style-name="P3"/>
      <text:p text:style-name="P3">At end of telemetry – <text:s/>Latitude:________________________________________ </text:p>
      <text:p text:style-name="P3"/>
      <text:p text:style-name="P3">At end of telemetry – Longitude:________________________________________</text:p>
      <text:p text:style-name="P1"><text:span text:style-name="T1"/></text:p>
      <text:p text:style-name="P1"><text:span text:style-name="T1"/></text:p>
      <text:p text:style-name="P2"><text:span text:style-name="T1">Additional note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3:26:46.600590733</meta:creation-date>
    <dc:date>2019-03-05T11:22:24.487713322</dc:date>
    <meta:editing-duration>PT7M4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25" meta:word-count="120" meta:character-count="1596" meta:non-whitespace-character-count="1467"/>
  </office:meta>
</office:document-meta>
</file>